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6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6"/>
        <table:table-row table:style-name="ro1">
          <table:table-cell table:style-name="Default"/>
          <table:table-cell table:style-name="ce3" office:value-type="string">
            <text:p>Conexiones por Segundo</text:p>
          </table:table-cell>
          <table:table-cell table:style-name="ce5" table:number-columns-repeated="3"/>
          <table:table-cell table:style-name="Default"/>
        </table:table-row>
        <table:table-row table:style-name="ro2">
          <table:table-cell table:style-name="ce1" office:value-type="string">
            <text:p>Bench</text:p>
          </table:table-cell>
          <table:table-cell table:style-name="ce4" office:value-type="string">
            <text:p>Haanga</text:p>
          </table:table-cell>
          <table:table-cell table:style-name="ce4" office:value-type="string">
            <text:p>Django</text:p>
          </table:table-cell>
          <table:table-cell table:style-name="ce4" office:value-type="string">
            <text:p>H2O</text:p>
          </table:table-cell>
          <table:table-cell table:style-name="ce4" office:value-type="string">
            <text:p>vs Django</text:p>
          </table:table-cell>
          <table:table-cell table:style-name="ce4" office:value-type="string">
            <text:p>vs H2O</text:p>
          </table:table-cell>
        </table:table-row>
        <table:table-row table:style-name="ro2">
          <table:table-cell office:value-type="string">
            <text:p>b1 (sin plantillas)</text:p>
          </table:table-cell>
          <table:table-cell office:value-type="float" office:value="3214.84">
            <text:p>3214.84</text:p>
          </table:table-cell>
          <table:table-cell office:value-type="float" office:value="769.48">
            <text:p>769.48</text:p>
          </table:table-cell>
          <table:table-cell office:value-type="float" office:value="1447.68">
            <text:p>1447.68</text:p>
          </table:table-cell>
          <table:table-cell table:formula="of:=[.B3]/[.C3]" office:value-type="float" office:value="4.17793834797526">
            <text:p>4.2</text:p>
          </table:table-cell>
          <table:table-cell table:formula="of:=[.B3]/[.D3]" office:value-type="float" office:value="2.2206841290893">
            <text:p>2.2</text:p>
          </table:table-cell>
        </table:table-row>
        <table:table-row table:style-name="ro2">
          <table:table-cell office:value-type="string">
            <text:p>b1_tpl</text:p>
          </table:table-cell>
          <table:table-cell office:value-type="float" office:value="1031.57">
            <text:p>1031.57</text:p>
          </table:table-cell>
          <table:table-cell office:value-type="float" office:value="203.28">
            <text:p>203.28</text:p>
          </table:table-cell>
          <table:table-cell office:value-type="float" office:value="273.24">
            <text:p>273.24</text:p>
          </table:table-cell>
          <table:table-cell table:formula="of:=[.B4]/[.C4]" office:value-type="float" office:value="5.07462613144431">
            <text:p>5.1</text:p>
          </table:table-cell>
          <table:table-cell table:formula="of:=[.B4]/[.D4]" office:value-type="float" office:value="3.77532572097789">
            <text:p>3.8</text:p>
          </table:table-cell>
        </table:table-row>
        <table:table-row table:style-name="ro2">
          <table:table-cell office:value-type="string">
            <text:p>b2_tpl</text:p>
          </table:table-cell>
          <table:table-cell office:value-type="float" office:value="1944.41">
            <text:p>1944.41</text:p>
          </table:table-cell>
          <table:table-cell office:value-type="float" office:value="270.96">
            <text:p>270.96</text:p>
          </table:table-cell>
          <table:table-cell office:value-type="float" office:value="240.55">
            <text:p>240.55</text:p>
          </table:table-cell>
          <table:table-cell table:formula="of:=[.B5]/[.C5]" office:value-type="float" office:value="7.1760038382049">
            <text:p>7.2</text:p>
          </table:table-cell>
          <table:table-cell table:formula="of:=[.B5]/[.D5]" office:value-type="float" office:value="8.08318436915402">
            <text:p>8.1</text:p>
          </table:table-cell>
        </table:table-row>
        <table:table-row table:style-name="ro2">
          <table:table-cell office:value-type="string">
            <text:p>b2_filters</text:p>
          </table:table-cell>
          <table:table-cell office:value-type="float" office:value="1011.1">
            <text:p>1011.1</text:p>
          </table:table-cell>
          <table:table-cell office:value-type="float" office:value="65.14">
            <text:p>65.14</text:p>
          </table:table-cell>
          <table:table-cell office:value-type="float" office:value="156.68">
            <text:p>156.68</text:p>
          </table:table-cell>
          <table:table-cell table:formula="of:=[.B6]/[.C6]" office:value-type="float" office:value="15.5219527172244">
            <text:p>15.5</text:p>
          </table:table-cell>
          <table:table-cell table:formula="of:=[.B6]/[.D6]" office:value-type="float" office:value="6.45328057186622">
            <text:p>6.5</text:p>
          </table:table-cell>
        </table:table-row>
        <table:table-row table:style-name="ro2">
          <table:table-cell office:value-type="string">
            <text:p>header</text:p>
          </table:table-cell>
          <table:table-cell office:value-type="float" office:value="2365.59">
            <text:p>2365.59</text:p>
          </table:table-cell>
          <table:table-cell office:value-type="float" office:value="185.69">
            <text:p>185.69</text:p>
          </table:table-cell>
          <table:table-cell office:value-type="float" office:value="273.61">
            <text:p>273.61</text:p>
          </table:table-cell>
          <table:table-cell table:formula="of:=[.B7]/[.C7]" office:value-type="float" office:value="12.7394582368464">
            <text:p>12.7</text:p>
          </table:table-cell>
          <table:table-cell table:formula="of:=[.B7]/[.D7]" office:value-type="float" office:value="8.64584627754834">
            <text:p>8.6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08/13/2010</text:date>, <text:time>21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Galli</meta:initial-creator>
    <meta:creation-date>2010-08-13T20:42:32</meta:creation-date>
    <dc:date>2010-08-13T21:51:20</dc:date>
    <dc:creator>Ricardo Galli</dc:creator>
    <meta:editing-duration>PT01H08M50S</meta:editing-duration>
    <meta:editing-cycles>2</meta:editing-cycles>
    <meta:generator>OpenOffice.org/3.2$Unix OpenOffice.org_project/320m12$Build-9483</meta:generator>
    <meta:document-statistic meta:table-count="3" meta:cell-count="37" meta:object-count="0"/>
  </office:meta>
</office:document-meta>
</file>